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style:use-window-font-color="true" fo:font-family="Calibri" style:font-family-generic="swiss" style:font-pitch="variable" fo:font-size="10pt" style:font-size-asian="10pt" style:font-size-complex="10pt"/>
    </style:style>
    <style:style style:name="T1" style:family="text">
      <style:text-properties fo:color="#ffffff" fo:font-family="Calibri" style:font-family-generic="swiss" style:font-pitch="variable" fo:font-size="10pt" style:font-size-asian="10pt" style:font-size-complex="10pt"/>
    </style:style>
    <style:style style:name="T2" style:family="text">
      <style:text-properties style:use-window-font-color="true" fo:font-family="Calibri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3.5cm" svg:height="5.25cm" svg:x="4.25cm" svg:y="3.25cm">
          <text:p/>
        </draw:rect>
        <draw:custom-shape draw:style-name="gr2" draw:text-style-name="P2" draw:layer="layout" svg:width="2cm" svg:height="1.25cm" svg:x="2.5cm" svg:y="3.75cm">
          <text:p text:style-name="P1"><text:span text:style-name="T1">Pata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3.5cm" svg:height="5.25cm" svg:x="13.5cm" svg:y="3.25cm">
          <text:p/>
        </draw:rect>
        <draw:custom-shape draw:style-name="gr2" draw:text-style-name="P2" draw:layer="layout" svg:width="2cm" svg:height="1.25cm" svg:x="2.5cm" svg:y="6.75cm">
          <text:p text:style-name="P1"><text:span text:style-name="T1">Pat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7.5cm" svg:y="5.25cm">
          <text:p text:style-name="P1"><text:span text:style-name="T1">Pata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6.75cm" svg:y="3.75cm">
          <text:p text:style-name="P1"><text:span text:style-name="T1">Pata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6.75cm" svg:y="6.75cm">
          <text:p text:style-name="P1"><text:span text:style-name="T1">Pat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1.75cm" svg:y="5.25cm">
          <text:p text:style-name="P1"><text:span text:style-name="T1">Pat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7.5cm" svg:y="3.75cm">
          <text:p text:style-name="P1"><text:span text:style-name="T2">Pata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2.5cm" svg:y="5.25cm">
          <text:p text:style-name="P1"><text:span text:style-name="T2">Pat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7.5cm" svg:y="6.75cm">
          <text:p text:style-name="P1"><text:span text:style-name="T2">Pat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1.75cm" svg:y="3.75cm">
          <text:p text:style-name="P1"><text:span text:style-name="T2">Pata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6.75cm" svg:y="5.25cm">
          <text:p text:style-name="P1"><text:span text:style-name="T2">Pata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1.75cm" svg:y="6.75cm">
          <text:p text:style-name="P1"><text:span text:style-name="T2">Pat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cm" svg:y1="4cm" svg:x2="6cm" svg:y2="2.5cm">
          <text:p/>
        </draw:line>
        <draw:line draw:style-name="gr4" draw:text-style-name="P1" draw:layer="layout" svg:x1="15.25cm" svg:y1="4cm" svg:x2="15.25cm" svg:y2="2.5cm">
          <text:p/>
        </draw:line>
        <draw:line draw:style-name="gr5" draw:text-style-name="P1" draw:layer="layout" svg:x1="4.25cm" svg:y1="4.25cm" svg:x2="4.25cm" svg:y2="7.5cm">
          <text:p/>
        </draw:line>
        <draw:line draw:style-name="gr5" draw:text-style-name="P1" draw:layer="layout" svg:x1="4.25cm" svg:y1="4.25cm" svg:x2="7.75cm" svg:y2="6cm">
          <text:p/>
        </draw:line>
        <draw:line draw:style-name="gr5" draw:text-style-name="P1" draw:layer="layout" svg:x1="4.25cm" svg:y1="7.5cm" svg:x2="7.75cm" svg:y2="6cm">
          <text:p/>
        </draw:line>
        <draw:line draw:style-name="gr5" draw:text-style-name="P1" draw:layer="layout" svg:x1="17cm" svg:y1="4.25cm" svg:x2="17cm" svg:y2="7.5cm">
          <text:p/>
        </draw:line>
        <draw:line draw:style-name="gr5" draw:text-style-name="P1" draw:layer="layout" svg:x1="17cm" svg:y1="4.25cm" svg:x2="13.5cm" svg:y2="6cm">
          <text:p/>
        </draw:line>
        <draw:line draw:style-name="gr5" draw:text-style-name="P1" draw:layer="layout" svg:x1="17cm" svg:y1="7.5cm" svg:x2="13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08T19:33:40.22</meta:creation-date>
    <dc:date>2017-07-07T17:04:50.45</dc:date>
    <dc:creator>Raul Cebolla</dc:creator>
    <meta:editing-duration>PT7M55S</meta:editing-duration>
    <meta:editing-cycles>3</meta:editing-cycles>
    <meta:generator>OpenOffice/4.1.3$Win32 OpenOffice.org_project/413m1$Build-9783</meta:generator>
    <meta:document-statistic meta:object-count="22"/>
  </office:meta>
</office:document-meta>
</file>